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1" style:family="table">
      <style:table-properties style:width="6.7014in" fo:margin-left="-0.0063in" fo:margin-right="-0.0028in" table:align="margins"/>
    </style:style>
    <style:style style:name="Table1.A" style:family="table-column">
      <style:table-column-properties style:column-width="1.1715in" style:rel-column-width="11456*"/>
    </style:style>
    <style:style style:name="Table1.B" style:family="table-column">
      <style:table-column-properties style:column-width="5.5299in" style:rel-column-width="54079*"/>
    </style:style>
    <style:style style:name="Table1.A1" style:family="table-cell">
      <style:table-cell-properties fo:padding="0.0382in" fo:border-left="none" fo:border-right="0.0007in solid #000000" fo:border-top="none" fo:border-bottom="none"/>
    </style:style>
    <style:style style:name="Table1.B1" style:family="table-cell">
      <style:table-cell-properties fo:padding="0.0382in" fo:border="none"/>
    </style:style>
    <style:style style:name="Table1.A2" style:family="table-cell">
      <style:table-cell-properties fo:padding="0.0382in" fo:border-left="none" fo:border-right="0.0007in solid #000000" fo:border-top="0.0007in solid #000000" fo:border-bottom="0.0007in solid #000000"/>
    </style:style>
    <style:style style:name="Table1.B2" style:family="table-cell">
      <style:table-cell-properties fo:padding="0.0382in" fo:border-left="none" fo:border-right="none" fo:border-top="0.0007in solid #000000" fo:border-bottom="0.0007in solid #000000"/>
    </style:style>
    <style:style style:name="Table1.A3" style:family="table-cell">
      <style:table-cell-properties fo:padding="0.0382in" fo:border-left="none" fo:border-right="0.0007in solid #000000" fo:border-top="none" fo:border-bottom="0.0007in solid #000000"/>
    </style:style>
    <style:style style:name="Table1.B3" style:family="table-cell">
      <style:table-cell-properties fo:padding="0.0382in" fo:border-left="none" fo:border-right="none" fo:border-top="none" fo:border-bottom="0.0007in solid #000000"/>
    </style:style>
    <style:style style:name="P1" style:family="paragraph" style:parent-style-name="Normal">
      <style:text-properties style:font-name="Arial1" fo:font-size="10pt"/>
    </style:style>
    <style:style style:name="P2" style:family="paragraph" style:parent-style-name="Normal">
      <style:paragraph-properties fo:text-align="start" style:justify-single-word="false"/>
    </style:style>
    <style:style style:name="P3" style:family="paragraph" style:parent-style-name="pragma">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ackages et gestion de versions en Pharo. </text:p>
      <text:p text:style-name="Signature">Jannik Laval et Stéphane Ducasse</text:p>
      <text:p text:style-name="chapeau"/>
      <text:p text:style-name="chapeau">Pharo est un nouveau Smalltalk open-source disponible sur <text:a xlink:type="simple" xlink:href="http://www.pharo-project.org/">http://www.pharo-project.org</text:a>. Il offre des outils puissants pour la gestion du code au travers de son infrastructure de package nommée Monticello. Nous allons montrer les rudiments du système de package Monticello ainsi que la gestion de version distribuée. Nous montrons en particulier comment l'on peut scripter la manipulation de packages à l'aide de Gofer. Dans un prochain article nous montrerons comment gérer des configurations entières de packages à l'aide de Metacello.</text:p>
      <text:p text:style-name="Normal"/>
      <text:p text:style-name="Heading_20_1">1. Packages en Pharo</text:p>
      <text:p text:style-name="Normal">En Pharo, un package contient une liste de définition de classes et de définition de méthodes. Un package n'est pas associé à un espace de nom, par contre, un package peut étendre des classes définies dans d'autres packages (c'est-à-dire qu'un package, par exemple Network, peut ajouter des méthodes dans la classe String bien que String ne soit pas définie dans le package Network, mais dans le package Collection-Strings). Cette notion d'extension de classe se retrouve en Objective-C, Ruby et elle permet de structurer des applications de manière naturelle. </text:p>
      <text:p text:style-name="pragma">/// Image : classExtension.png ///<text:tab/></text:p>
      <text:p text:style-name="Normal">En Pharo, le système de package Monticello permet de définir, stocker, fusionner, … des packages. Pour définir un package il suffit d'ajouter un package avec le navigateur de packages et de définir une classe dont la catégorie est le nom du package. </text:p>
      <text:p text:style-name="code">"on définit la classe ButtonsBar sous-classe de Object dans le package GoferLinuxMag"</text:p>
      <text:p text:style-name="code">Object subclass: #ButtonsBar</text:p>
      <text:p text:style-name="code"><text:s text:c="4"/>instanceVariableNames: ''</text:p>
      <text:p text:style-name="code"><text:s text:c="4"/>classVariableNames: ''</text:p>
      <text:p text:style-name="code"><text:s text:c="4"/>poolDictionaries: ''</text:p>
      <text:p text:style-name="code"><text:s text:c="4"/><text:span text:style-name="T2">category: 'GoferLinuxMag'</text:span></text:p>
      <text:p text:style-name="Normal">Pour les extensions de classes, il suffit de préfixer le nom de la catégorie de la méthode avec '*' et le nom du package. </text:p>
      <text:p text:style-name="pragma">/// Image : browserExtension.png ///</text:p>
      <text:p text:style-name="Normal">On peut vérifier le contenu d'un package avant de le publier en cliquant sur le bouton « Changes » du Browser Monticello. </text:p>
      <text:p text:style-name="pragma">/// Image : changeBrowser.png ///</text:p>
      <text:p text:style-name="Heading_20_1">2. L'architecture distribuée de Monticello</text:p>
      <text:p text:style-name="Normal">Monticello offre un système de gestion de versions distribué tout comme Git. Cependant Monticello est dédié à Smalltalk: le système sait qu'il contient des classes et des méthodes Smalltalk. Il est donc possible de <text:s/>gérer son code à la fois sur des serveurs distants et locaux. Gofer comme nous allons le voir permet de scripter les accès aux serveurs afin de publier, synchroniser... les versions des packages. </text:p>
      <text:p text:style-name="Normal">Monticello utilise un cache (un répertoire local), ainsi à chaque fois qu'un package est requis, il est recherché en premier lieu dans le répertoire local. De manière similaire, lors de la sauvegarde d'un package il est systématiquement sauvegardé dans le cache. Nous faisons aussi la distinction entre un package chargé dans l'image Pharo (image = bytecode et objets = mémoire de la machine virtuelle) et un package <text:soft-page-break/>sauvegardé dans le cache mais non chargé. D'un point de vue physique, un package Monticello est un fichier au format zip contenant des méta-données et le code complet du package. </text:p>
      <text:p text:style-name="Normal">Pour aider à la compréhension de la suite nous définissons les termes suivants : </text:p>
      <text:p text:style-name="Normal">image : ensemble d'objets et bytecode exécuté par la machine virtuelle.</text:p>
      <text:p text:style-name="Normal">package chargé : il s'agit d'un package qui a été téléchargé d'un serveur distant ou d'un serveur local. Par défaut il se trouve dans le répertoire de cache. Par exemple le package a1 a été chargé depuis le serveur Squeaksource. Il n'a pas été modifié.</text:p>
      <text:p text:style-name="Normal">package sale : un package chargé en mémoire et contenant des modifications non sauvegardées même localement. Le package b1 est chargé depuis le serveur YourSource.com mais il a été modifié localement dans l'image. Un package ne peut être sale que s'il a été chargé en mémoire (dans une image). </text:p>
      <text:p text:style-name="pragma">/// Image : Architecture.png ///</text:p>
      <text:p text:style-name="Normal">Lorsque le package b.1 qui est sale est sauvegardé sur le serveur YourSource.com, il est muté en b.2 qui est alors sauvegardé dans le cache et sur le serveur distant.</text:p>
      <text:p text:style-name="pragma">/// Image : Architecture2.png ///</text:p>
      <text:p text:style-name="Heading_20_1">3. Système de gestion de versions de packages</text:p>
      <text:p text:style-name="Normal">Un système de gestion de versions aide au stockage de versions et garde l'historique d'évolution du système. En plus, il permet de gérer les accès concurrents à un répertoire de code source. Il garde les traces de tous les changements sauvegardés et permet donc à plusieurs développeurs de collaborer. Plus un projet grandit, plus il est important d'utiliser un système de gestion.</text:p>
      <text:p text:style-name="Normal">Monticello définit le système de packages et de gestion de versions de Pharo. En Pharo, les classes (changement de superclasse, changement de variables d'instance...) et les méthodes (ajout, modification, suppression) sont les unités élémentaires versionnées par Monticello. Une Source est un serveur HTTP qui permet d'héberger des projets (en particulier des packages) gérés avec Monticello. C'est l'équivalent d'une forge : Elle offre la gestion des contributeurs et leur statuts, des informations de visibilité, un wiki avec RSS feed. Une source offerte à tous est http://www.squeaksource.com/.</text:p>
      <text:p text:style-name="Normal">La gestion des versions est faite principalement interactivement. Dans cet article nous présentons Gofer, un outil permettant de scripter la gestion des packages. Il permet d'automatiser certaines actions de versioning.</text:p>
      <text:p text:style-name="Heading_20_1">4. Qu'apporte Gofer ?</text:p>
      <text:p text:style-name="Normal">Gofer est un petit outil au dessus de Monticello. Il permet de créer simplement des scripts pour charger, sauvegarder, fusionner, mettre à jour, revenir à une version précédente, recompiler, vérifier les différences, décharger des packages...</text:p>
      <text:p text:style-name="Normal">Contrairement aux outils existants, Gofer s'assure que les opérations sont exécutées le plus proprement possible, et le plus clairement possible. Par exemple, a<text:span text:style-name="T1">près le chargement des packages, Gofer nettoie le code et ne laisse ni classe, ni catégorie vide (une catégorie est une sorte d'identifiant de package)</text:span>. </text:p>
      <text:p text:style-name="Normal">Il permet de charger des packages se situant dans des répertoires différents en une simple opération. En utilisant un certain préfixe, Gofer peut charger la dernière version stable ou la dernière version en cours de développement. Gofer est utilisé par Metacello le gestionnaire de configurations que nous présenterons ultérieurement. </text:p>
      <text:p text:style-name="Normal">Gofer fait parti de la distribution de base depuis la version 1.0 de Pharo. Il est possible de mettre à jour l'outil en évaluant la ligne suivante dans un Workspace, dans l'environnement de Pharo:</text:p>
      <text:p text:style-name="code">Gofer gofer update</text:p>
      <text:p text:style-name="Heading_20_1">5. Utiliser Gofer</text:p>
      <text:p text:style-name="Normal">Gofer est simple par son utilisation. Le scénario de chargement de package dans Pharo est toujours le même. Il consiste en trois étapes: d'abord, on spécifie une URL où se trouve le package, ensuite on spécifie le package à charger depuis cette adresse et finalement on invoque les opérations (souvent charger ou sauvegarder).</text:p>
      <text:p text:style-name="Heading_20_2"><text:soft-page-break/>5.1 Spécifier l'URL</text:p>
      <text:p text:style-name="Normal">Gofer permet de spécifier une URL d'un répertoire Monticello. Cette dernière a généralement la forme suivante:</text:p>
      <text:p text:style-name="code">MCHttpRepository </text:p>
      <text:p text:style-name="code"><text:s text:c="4"/>location: 'http://www.squeaksource.com/MonPackage'</text:p>
      <text:p text:style-name="code"><text:s text:c="4"/>user: 'pharoUser' </text:p>
      <text:p text:style-name="code"><text:s text:c="4"/>password: 'pharoPwd'</text:p>
      <text:p text:style-name="Normal">Pour ceci, les méthodes url:, url:username:password: or directory: sont disponibles. Les deux premières permettent de spécifier des accès HTTP ou FTP, la troisième permet de spécifier tout type d'URL. Cette dernière sera utilisée dans des cas particuliers comme charger des packages depuis un dossier local.</text:p>
      <text:p text:style-name="Normal">Il existe dans l'API des méthodes de raccourci, par exemple « squeaksource: », « wiresong: » ou « gemsource: » permettent respectivement de se connecter aux serveurs de squeaksource (http://www.squeaksource.com/), de wiresong (http://source.wiresong.ca/) et de gemsource (http://seaside.gemstone.com/ss/). Ces méthodes sont souvent utilisées car elle pointent vers les serveurs le plus populaires de la communauté.</text:p>
      <text:p text:style-name="Normal">En supplément, Gofer déclare par défaut le répertoire local de cache comme une URL. Dans le cas où Gofer n'arriverait pas à charger un package dans l'URL spécifié, il va donc chercher dans le répertoire « cache » à la racine de Pharo. Il est possible de désactiver cette option en utilisant la méthode « disablePackageCache » ou de la réactiver en utilisant la méthode « enablePackageCache ».</text:p>
      <text:p text:style-name="Normal">De la même manière, Gofer retourne une erreur si l'un des répertoires n'est pas joignable. Pour ignorer ces erreurs, il suffit d'utiliser la méthode « disableRepositoryErrors ». Pour réactiver cette fonctionnalité, il suffit d'utiliser la méthode « enableRepositoryErrors ».</text:p>
      <text:p text:style-name="code">Gofer new</text:p>
      <text:p text:style-name="code"><text:s text:c="4"/>"on travaille sur le projet GoferLinuxMag"</text:p>
      <text:p text:style-name="code"><text:s text:c="4"/>url: 'http://www.squeaksource.com/GoferLinuxMag'<text:tab/></text:p>
      <text:p text:style-name="code"><text:s text:c="4"/>"on spécifie un nom d'utilisateur"</text:p>
      <text:p text:style-name="code"><text:s text:c="4"/>username: 'pharoUser'</text:p>
      <text:p text:style-name="code"><text:s text:c="4"/>"on spécifie un mot de passe" </text:p>
      <text:p text:style-name="code"><text:s text:c="4"/>password: 'pharoPwd'; </text:p>
      <text:p text:style-name="code"><text:s text:c="4"/>"on ajoute le package souhaité"</text:p>
      <text:p text:style-name="code"><text:s text:c="4"/>package:'GoferLinuxMag'; </text:p>
      <text:p text:style-name="code"><text:s text:c="4"/>"on désactive la recherche dans la cache local"</text:p>
      <text:p text:style-name="code"><text:s text:c="4"/>disablePackageCache; </text:p>
      <text:p text:style-name="code"><text:s text:c="4"/>"on désactive les erreurs de répertoire"</text:p>
      <text:p text:style-name="code"><text:s text:c="4"/>disableRepositoryErrors; </text:p>
      <text:p text:style-name="code"><text:s text:c="4"/>"on charge les packages spécifiés"</text:p>
      <text:p text:style-name="code"><text:s text:c="4"/>load.</text:p>
      <text:p text:style-name="code">"on exécute la commande open"</text:p>
      <text:p text:style-name="code">(Smalltalk at: #ButtonsBar) open.</text:p>
      <text:p text:style-name="P2">Ce code charge un ensemble de boutons permettant chacun de charger des projets différents. Vous pouvez regarder le code, le modifier ou en ajouter. Le résultat du message « open » donne la figure suivante:</text:p>
      <text:p text:style-name="P3">/// Image : resultButtonsBar.png ///</text:p>
      <text:p text:style-name="P2">Nous vous encourageons à modifier ce projet avec des scripts différents, et à profiter de l'API de Gofer pour gérer vos sources délocalisée.</text:p>
      <text:p text:style-name="Heading_20_2">5.2 Spécifier le package</text:p>
      <text:p text:style-name="Normal">Une fois l'URL spécifiée et les options définies, on spécifie le ou les packages sur lesquels on souhaite travailler. Pour cela on utilise la méthode « version: » pour travailler sur une version particulière du package, ou la méthode « package: » pour travailler sur la dernière version du package dans l'ensemble des répertoires donnés. </text:p>
      <text:p text:style-name="Normal">Il est également possible de spécifier des contraintes de chargement de packages. La méthode « package:constraint: » permet de passer un block en paramètre pour définir certaines conditions.</text:p>
      <text:p text:style-name="Normal">Par exemple, le code suivant permet de récupérer la dernière version du package «GoferLinuxMag» sauvegardée par le développeur nommé « jannik_laval ».</text:p>
      <text:p text:style-name="code">Gofer new</text:p>
      <text:p text:style-name="code"><text:s text:c="4"/>squeaksource: 'GoferLinuxMag';</text:p>
      <text:p text:style-name="code"><text:s text:c="4"/>package: 'GoferLinuxMag' constraint: [ :version | version author = 'jannik_laval' ];</text:p>
      <text:p text:style-name="code"><text:s text:c="4"/>load</text:p>
      <text:p text:style-name="Normal"><text:soft-page-break/>Un deuxième exemple qui récupère la version 2 du package «GoferLinuxMag»:</text:p>
      <text:p text:style-name="code">Gofer new</text:p>
      <text:p text:style-name="code"><text:s text:c="4"/>squeaksource: 'GoferLinuxMag';</text:p>
      <text:p text:style-name="code"><text:s text:c="4"/>version: 'GoferLinuxMag-jannik_laval.2';</text:p>
      <text:p text:style-name="code"><text:s text:c="4"/>load</text:p>
      <text:p text:style-name="Heading_20_2">5.3 Effectuer des opérations</text:p>
      <text:p text:style-name="Normal">Une fois l'instance de Gofer paramétré, nous pouvons faire de multiple manipulations. Dans ce paragraphe, nous listons les actions possibles suivies d'une courte description. Certaines seront détaillées plus loin dans l'article.</text:p>
      <text:p text:style-name="Normal"/>
      <table:table table:name="Table1" table:style-name="Table1">
        <table:table-column table:style-name="Table1.A"/>
        <table:table-column table:style-name="Table1.B"/>
        <table:table-row>
          <table:table-cell table:style-name="Table1.A1" office:value-type="string">
            <text:p text:style-name="P1">load</text:p>
          </table:table-cell>
          <table:table-cell table:style-name="Table1.B1" office:value-type="string">
            <text:p text:style-name="P1">charge les packages spécifiés dans Pharo</text:p>
          </table:table-cell>
        </table:table-row>
        <table:table-row>
          <table:table-cell table:style-name="Table1.A2" office:value-type="string">
            <text:p text:style-name="P1">update</text:p>
          </table:table-cell>
          <table:table-cell table:style-name="Table1.B2" office:value-type="string">
            <text:p text:style-name="P1">met à jour les versions locales des packages</text:p>
          </table:table-cell>
        </table:table-row>
        <table:table-row>
          <table:table-cell table:style-name="Table1.A3" office:value-type="string">
            <text:p text:style-name="P1">merge</text:p>
          </table:table-cell>
          <table:table-cell table:style-name="Table1.B3" office:value-type="string">
            <text:p text:style-name="P1">fusionne la version distante avec la version local des packages</text:p>
          </table:table-cell>
        </table:table-row>
        <table:table-row>
          <table:table-cell table:style-name="Table1.A3" office:value-type="string">
            <text:p text:style-name="P1">localChanges</text:p>
          </table:table-cell>
          <table:table-cell table:style-name="Table1.B3" office:value-type="string">
            <text:p text:style-name="P1">affiche la liste des changements entre la version de base et la version en cours de modification</text:p>
          </table:table-cell>
        </table:table-row>
        <table:table-row>
          <table:table-cell table:style-name="Table1.A3" office:value-type="string">
            <text:p text:style-name="P1">remoteChanges</text:p>
          </table:table-cell>
          <table:table-cell table:style-name="Table1.B3" office:value-type="string">
            <text:p text:style-name="P1">affiche les changements entre la version en cours et la version distante.</text:p>
          </table:table-cell>
        </table:table-row>
        <table:table-row>
          <table:table-cell table:style-name="Table1.A3" office:value-type="string">
            <text:p text:style-name="P1">cleanup</text:p>
          </table:table-cell>
          <table:table-cell table:style-name="Table1.B3" office:value-type="string">
            <text:p text:style-name="P1">nettoie les packages spécifiés: il efface les catégories inutiles du package.</text:p>
          </table:table-cell>
        </table:table-row>
        <table:table-row>
          <table:table-cell table:style-name="Table1.A3" office:value-type="string">
            <text:p text:style-name="P1">commit / commit:</text:p>
          </table:table-cell>
          <table:table-cell table:style-name="Table1.B3" office:value-type="string">
            <text:p text:style-name="P1">sauvegarde les packages sur le serveur distant spécifié. La deuxième méthode permet d'ajouter un message de log.</text:p>
          </table:table-cell>
        </table:table-row>
        <table:table-row>
          <table:table-cell table:style-name="Table1.A3" office:value-type="string">
            <text:p text:style-name="P1">revert</text:p>
          </table:table-cell>
          <table:table-cell table:style-name="Table1.B3" office:value-type="string">
            <text:p text:style-name="P1">réinitialise les packages dans leur dernières versions chargées</text:p>
          </table:table-cell>
        </table:table-row>
        <table:table-row>
          <table:table-cell table:style-name="Table1.A3" office:value-type="string">
            <text:p text:style-name="P1">recompile</text:p>
          </table:table-cell>
          <table:table-cell table:style-name="Table1.B3" office:value-type="string">
            <text:p text:style-name="P1">recompile les package</text:p>
          </table:table-cell>
        </table:table-row>
        <table:table-row>
          <table:table-cell table:style-name="Table1.A3" office:value-type="string">
            <text:p text:style-name="P1">unload</text:p>
          </table:table-cell>
          <table:table-cell table:style-name="Table1.B3" office:value-type="string">
            <text:p text:style-name="P1">supprime de Pharo les packages spécifiés</text:p>
          </table:table-cell>
        </table:table-row>
        <table:table-row>
          <table:table-cell table:style-name="Table1.A3" office:value-type="string">
            <text:p text:style-name="P1">fetch</text:p>
          </table:table-cell>
          <table:table-cell table:style-name="Table1.B3" office:value-type="string">
            <text:p text:style-name="P1">charge les packages depuis des répertoires distants dans le répertoire local</text:p>
          </table:table-cell>
        </table:table-row>
        <table:table-row>
          <table:table-cell table:style-name="Table1.A1" office:value-type="string">
            <text:p text:style-name="P1">push</text:p>
          </table:table-cell>
          <table:table-cell table:style-name="Table1.B1" office:value-type="string">
            <text:p text:style-name="P1">sauvegarde les versions de package locales dans le répertoire distant</text:p>
          </table:table-cell>
        </table:table-row>
      </table:table>
      <text:p text:style-name="Heading_20_2">5.4 Installer un package...</text:p>
      <text:p text:style-name="Normal">Comme nous l'avons évoqué dans les paragraphes précédents, on peut utiliser Gofer pour charger une version spécifique d'un package, charger la dernière version sauvegardée sur le serveur distant, ou encore <text:s/>charger la dernière version sauvegardé par un programmeur particulier:</text:p>
      <text:p text:style-name="code">Gofer new</text:p>
      <text:p text:style-name="code"><text:s text:c="4"/>"on travaille sur le projet Seaside sauvegardé sur le serveur Squeaksource "</text:p>
      <text:p text:style-name="code"><text:s text:c="4"/>squeaksource: 'MetacelloRepository';</text:p>
      <text:p text:style-name="code"><text:s text:c="4"/>"on traite la dernière version du package sauvegardé" </text:p>
      <text:p text:style-name="code"><text:s text:c="4"/>package: 'ConfigurationOfSeaside30'; </text:p>
      <text:p text:style-name="code"><text:s text:c="4"/>load<text:tab/></text:p>
      <text:p text:style-name="code">"Cette dernière ligne permet de charger le code source de Seaside30"</text:p>
      <text:p text:style-name="code">(Smalltalk at: #ConfigurationOfSeaside30) load.</text:p>
      <text:p text:style-name="Normal">Attention cette action va charger tout Seaside (quelques 70 packages dans votre système), cela prend un certain temps, nous vous suggérons de ne pas le faire immédiatement.</text:p>
      <text:p text:style-name="Heading_20_2">5.5 … ou plusieurs</text:p>
      <text:p text:style-name="Normal">Nous pouvons spécifier le chargement de plusieurs packages provenant de plusieurs serveurs différents grâce à Gofer. Le code ci-dessous est à exécuter après celui chargeant Seaside (code précédent). Il charge différents packages provenant de deux serveurs différents. La séquence de chargement est respectée: le script charge dans l'ordre Pier-All, Picasa-Model et Picasa-Seaside.</text:p>
      <text:p text:style-name="code">Gofer new <text:tab/><text:tab/></text:p>
      <text:p text:style-name="code"><text:s text:c="4"/>renggli: 'pier';</text:p>
      <text:p text:style-name="code"><text:s text:c="4"/>package: 'Pier-All';</text:p>
      <text:p text:style-name="code"><text:s text:c="4"/>squeaksource: 'PicasaClient';</text:p>
      <text:p text:style-name="code"><text:s text:c="4"/>package: 'Picasa-Model';</text:p>
      <text:p text:style-name="code"><text:s text:c="4"/>package: 'Picasa-Seaside';</text:p>
      <text:p text:style-name="code"><text:s text:c="4"/>load.</text:p>
      <text:p text:style-name="Normal"><text:soft-page-break/>Cet exemple semble montrer que Pier-All est cherché dans le répertoire Pier de du serveur « renggli », et que Picasa-Model et Picasa-Seaside sont cherchés dans le répertoire PicasaClient de SqueakSource. Or, en réalité, Gofer ne prend pas en compte cet ordre. L'ensemble des packages sont cherchés dans les deux répertoires. En l'absence de numéro de version, le script chargera le package le plus récent sur l'ensemble des deux serveurs.</text:p>
      <text:p text:style-name="Normal">On peut donc écrire le script de cette façon:</text:p>
      <text:p text:style-name="code">Gofer new </text:p>
      <text:p text:style-name="code"><text:s text:c="4"/>squeaksource: 'PicasaClient';<text:tab/><text:tab/></text:p>
      <text:p text:style-name="code"><text:s text:c="4"/>renggli: 'pier';</text:p>
      <text:p text:style-name="code"><text:s text:c="4"/>package: 'Pier-All';</text:p>
      <text:p text:style-name="code"><text:s text:c="4"/>package: 'Picasa-Model';</text:p>
      <text:p text:style-name="code"><text:s text:c="4"/>package: 'Picasa-Seaside';</text:p>
      <text:p text:style-name="code"><text:s text:c="4"/>load.</text:p>
      <text:p text:style-name="Normal">Dans certains cas, nous souhaitons spécifier une source particulière pour un package. Dans ce cas, nous créons plusieurs script, comme ceci:</text:p>
      <text:p text:style-name="code">Gofer new</text:p>
      <text:p text:style-name="code"><text:s text:c="4"/>squeaksource: 'PicasaClient';</text:p>
      <text:p text:style-name="code"><text:s text:c="4"/>package: 'Picasa-Model';</text:p>
      <text:p text:style-name="code"><text:s text:c="4"/>package: 'Picasa-Seaside';</text:p>
      <text:p text:style-name="code"><text:s text:c="4"/>load.</text:p>
      <text:p text:style-name="code">Gofer new</text:p>
      <text:p text:style-name="code"><text:s text:c="4"/>squeaksource: 'PicasaClientLightbox';</text:p>
      <text:p text:style-name="code"><text:s text:c="4"/>package: 'Picasa-Model';</text:p>
      <text:p text:style-name="code"><text:s text:c="4"/>package: 'Picasa-Seaside';</text:p>
      <text:p text:style-name="code"><text:s text:c="4"/>load.</text:p>
      <text:p text:style-name="Normal">Notez que ces scripts chargent les dernières versions des packages, donc ils sont fragiles car si une personne publie un nouveau package avec un bug vous allez le charger. Spécifier la version est une façon de se protéger des changements que l'on ne contrôle pas. </text:p>
      <text:p text:style-name="Heading_20_2">5.6 D'autres protocoles</text:p>
      <text:p text:style-name="Normal">Gofer offre également le protocole FTP et la recherche dans le répertoire local. Pour cela nous utilisons les mêmes commandes que les scripts précédents à quelques différences près.</text:p>
      <text:p text:style-name="Normal">Pour FTP, nous spécifions l'url précédée de l'entête ftp://</text:p>
      <text:p text:style-name="code">Gofer new</text:p>
      <text:p text:style-name="code"><text:s text:c="4"/>url: 'ftp://wtf-is-ftp.com/code';</text:p>
      <text:p text:style-name="code"><text:s text:c="4"/>...</text:p>
      <text:p text:style-name="Normal">Pour un répertoire local, nous utilisons la commande « directory: » suivi du chemin absolu du répertoire contenant les fichiers à charger.</text:p>
      <text:p text:style-name="code">Gofer new</text:p>
      <text:p text:style-name="code"><text:s text:c="4"/>directory: '/home/jlaval/repository';</text:p>
      <text:p text:style-name="code"><text:s text:c="4"/>...</text:p>
      <text:p text:style-name="Normal">Pour finir, il est possible de chercher les fichiers dans le répertoire et tous ces sous-répertoires en utilisant « * »</text:p>
      <text:p text:style-name="code">Gofer new</text:p>
      <text:p text:style-name="code"><text:s text:c="4"/>directory: '/home/jlaval/repository/*';</text:p>
      <text:p text:style-name="code"><text:s text:c="4"/>...</text:p>
      <text:p text:style-name="Heading_20_2">5.7 Synchronisation avec un serveur distant</text:p>
      <text:p text:style-name="Normal">Lorsque l'on travaille avec un package chargé depuis un serveur distant, il est important de synchroniser les versions. La synchronisation fonctionne dans les deux sens: « serveur vers client » pour mettre à jour la version locale, « client vers serveur » pour sauvegarder le travail effectué.</text:p>
      <text:p text:style-name="Normal">Dans une partie précédente, nous avons utilisé particulièrement la commande « load » correspondant au sens « serveur vers client ». L'utilisation des autres commandes est similaire: définition d'une URL, définition d'un projet, opération à exécuter.</text:p>
      <text:p text:style-name="Heading_20_3">5.7.1 Merge, update et revert</text:p>
      <text:p text:style-name="Normal">La commande « merge » permet de fusionner la version distance avec la version en cours de travail, en <text:soft-page-break/>modifiant la version locale. Si il y a des conflits entre les deux versions, une fenêtre s'affiche pour laisser le choix à l'utilisateur. Dans le cas contraire, la fusion se fait en silence.</text:p>
      <text:p text:style-name="code">Gofer new</text:p>
      <text:p text:style-name="code"><text:s text:c="4"/>squeaksource: 'GoferLinuxMag';</text:p>
      <text:p text:style-name="code"><text:s text:c="4"/>package: 'GoferLinuxMag';</text:p>
      <text:p text:style-name="code"><text:s text:c="4"/>merge</text:p>
      <text:p text:style-name="Normal">La commande « update », quant à elle, met à jour le ou les packages spécifiés de la machine locale avec la version du serveur distant. Cette commande efface les modifications effectuées en locale et non-sauvegardée.</text:p>
      <text:p text:style-name="Normal">La commande « revert » met à l'état initial la version locale. En quelques mots, elle charge une nouvelle fois la version précédemment chargée. Elle efface dons les modifications effectuées par l'utilisateur.</text:p>
      <text:p text:style-name="Heading_20_3">5.7.2 commit et commit:</text:p>
      <text:p text:style-name="Normal">Maintenant qu'on a appris à créer un script pour installer un package et manipuler le code en local, on peut sauvegarder les informations sur le serveur. Cette fonctionnalité est assurée par deux méthodes: « commit » et « commit: ». La première sauvegarde sans laisser de commentaires, la seconde prend une chaine de caractère en paramètre pour commenter la version sauvegardée.</text:p>
      <text:p text:style-name="code">Gofer new</text:p>
      <text:p text:style-name="code"><text:s text:c="4"/>" on sauvegarde le packages dans le répertoire GoferLinuxMag "</text:p>
      <text:p text:style-name="code"><text:s text:c="4"/>squeaksource: 'GoferLinuxMag';</text:p>
      <text:p text:style-name="code"><text:s text:c="4"/>package: 'GoferLinuxMag';</text:p>
      <text:p text:style-name="code"/>
      <text:p text:style-name="code"><text:s text:c="4"/>" on commente les changements effectué, et on sauvegarde "</text:p>
      <text:p text:style-name="code"><text:s text:c="4"/>commit: 'changed a lot of things'</text:p>
      <text:p text:style-name="Normal">Dans le cas d'une sauvegarde, il est important de travailler sur la dernière version du projet. Souvent lorsque plusieurs développeurs travaillent sur le même projet, les versions locales ne sont pas à jour. Une solution pour palier ce problème au moment de la sauvegarde est de fusionner les dernières versions avant de sauvegarder. Voici un exemple:</text:p>
      <text:p text:style-name="code">Gofer new</text:p>
      <text:p text:style-name="code"><text:s text:c="4"/>" on sauvegarde le packages dans le répertoire GoferLinuxMag "</text:p>
      <text:p text:style-name="code"><text:s text:c="4"/>squeaksource: 'GoferLinuxMag';</text:p>
      <text:p text:style-name="code"><text:s text:c="4"/>package: 'GoferLinuxMag';</text:p>
      <text:p text:style-name="code"/>
      <text:p text:style-name="code"><text:s text:c="4"/>"on s'assure de travailler avec la dernière version du package "</text:p>
      <text:p text:style-name="code"><text:s text:c="4"/>merge;</text:p>
      <text:p text:style-name="code"/>
      <text:p text:style-name="code"><text:s text:c="4"/>"on commente les changements effectué, et on sauvegarde "</text:p>
      <text:p text:style-name="code"><text:s text:c="4"/>commit: 'changed a lot of things'</text:p>
      <text:p text:style-name="Heading_20_3">5.7.3 localChanges et remoteChanges</text:p>
      <text:p text:style-name="Normal">Parfois avant de charger une nouvelle version du package ou de sauvegarder, il peut être utile de regarder les changements effectués en local ou sur le serveur. Pour cela les méthodes « localChanges » et « remoteChanges » permettent pour la première d'afficher les changements entre la dernière version téléchargée et la version en cours de modification ; pour la seconde d'afficher les changements entre la version en cours et la dernière version sauvegardée sur le serveur distant. Ces deux méthodes retournent une liste de changements.</text:p>
      <text:p text:style-name="code">Gofer new</text:p>
      <text:p text:style-name="code"><text:s text:c="4"/>squeaksource: 'GoferLinuxMag';</text:p>
      <text:p text:style-name="code"><text:s text:c="4"/>"on ajoute la dernière version de GoferLinuxMag"</text:p>
      <text:p text:style-name="code"><text:s text:c="4"/>package: 'GoferLinuxMag'; </text:p>
      <text:p text:style-name="code"><text:s text:c="4"/>"on obtient une liste des changements locaux par rapport aux packages spécifiés au dessus"</text:p>
      <text:p text:style-name="code"><text:s text:c="4"/>localChanges</text:p>
      <text:p text:style-name="Normal">Il est possible d'afficher et de naviguer dans ces changements en utilisant le visualiseur standard de changement de Monticello en utilisant les méthodes « browseLocalChanges » et « browseRemoteChanges »</text:p>
      <text:p text:style-name="code">Gofer new</text:p>
      <text:p text:style-name="code"><text:s text:c="4"/>squeaksource: 'GoferLinuxMag';</text:p>
      <text:p text:style-name="code"><text:s text:c="4"/>"on ajoute la dernière version de GoferLinuxMag"</text:p>
      <text:p text:style-name="code"><text:s text:c="4"/>package: 'GoferLinuxMag';</text:p>
      <text:p text:style-name="code"><text:s text:c="4"/>"on navigue dans les changements effectués sur le serveur"</text:p>
      <text:p text:style-name="code"><text:soft-page-break/><text:s text:c="4"/>browseRemoteChanges<text:tab/><text:tab/></text:p>
      <text:p text:style-name="pragma">/// Image : screenshot.png ///</text:p>
      <text:p text:style-name="Heading_20_3">5.7.4 Unload</text:p>
      <text:p text:style-name="Normal">Gofer permet de supprimer grâce à des scripts des packages de Pharo. La méthode « unload » permet de supprimer proprement les packages spécifiés et l'ensemble de leurs classes et méthodes contenus.</text:p>
      <text:p text:style-name="Normal">Le script suivant permet de supprimer le package « GoferLinuxMag » de l'image Pharo:</text:p>
      <text:p text:style-name="code">Gofer new</text:p>
      <text:p text:style-name="code"><text:s text:c="4"/>squeaksource: 'GoferLinuxMag';</text:p>
      <text:p text:style-name="code"><text:s text:c="4"/>package: 'GoferLinuxMag';</text:p>
      <text:p text:style-name="code"><text:s text:c="4"/>unload</text:p>
      <text:p text:style-name="Normal">A noté qu'il n'est pas possible de supprimer Gofer par ce biais. La commande « Gofer gofer unload » ne fonctionne pas.</text:p>
      <text:p text:style-name="Heading_20_2">5.8 Fetch, push: trois fonctionnalités pour la synchronisation hors ligne</text:p>
      <text:p text:style-name="Normal">Les deux méthodes « fetch » et « push » permettent à Gofer d'avoir le comportement d'un Git. Ce paragraphe montre l'une des fonctionnalités les plus importante de Gofer lorsque l'on travaille hors ligne.</text:p>
      <text:p text:style-name="Normal">- « fetch » récupère les packages du serveur distant et remplit le répertoire d'installation local. Il ne les charge <text:s/>pas dans l'image Pharo mais récupère uniquement les sources d'installations. Cela permet ensuite, hors ligne, d'installer les packages dans Pharo sans connexion internet.</text:p>
      <text:p text:style-name="code">Gofer new</text:p>
      <text:p text:style-name="code"><text:s text:c="4"/>squeaksource: 'GoferLinuxMag';</text:p>
      <text:p text:style-name="code"><text:s text:c="4"/>package: 'GoferLinuxMag';</text:p>
      <text:p text:style-name="code"><text:s text:c="4"/>fetch</text:p>
      <text:p text:style-name="Normal">Après avoir utilisé cette méthode, il est important lors du chargement du package de ne pas désactiver la recherche dans le répertoire local (méthodes disablePackageCache et enablePackageCache).</text:p>
      <text:p text:style-name="Normal">- « push » effectue l'opération inverse: cette méthode prend les packages du répertoire local et les sauvegarde sur le répertoire distant. Après avoir sauvegardé les modifications dans le répertoire local via Monticello, il est possible à la prochaine connexion à Internet de sauvegarder les scripts d'installations sur le serveur distant en toute transparence.</text:p>
      <text:p text:style-name="code">Gofer new</text:p>
      <text:p text:style-name="code"><text:s text:c="4"/>squeaksource: 'GoferLinuxMag';</text:p>
      <text:p text:style-name="code"><text:s text:c="4"/>package: 'GoferLinuxMag';</text:p>
      <text:p text:style-name="code"><text:s text:c="4"/>push</text:p>
      <text:p text:style-name="Normal">Cela permet de constituer une base de données locale et de charger les packages hors connexion: le dossier local est toujours analysé avant le répertoire distant.</text:p>
      <text:p text:style-name="Normal">Ainsi avec ces deux fonctions, il est facile de réaliser un script de synchronisation des répertoires local et distant:</text:p>
      <text:p text:style-name="code">sync</text:p>
      <text:p text:style-name="code"><text:s/>"synchroniser les répertoires local et distant"</text:p>
      <text:p text:style-name="code"><text:s/>Gofer new</text:p>
      <text:p text:style-name="code"><text:s text:c="5"/>squeaksource: 'GoferLinuxMag';</text:p>
      <text:p text:style-name="code"><text:s text:c="5"/>package: 'GoferLinuxMag';</text:p>
      <text:p text:style-name="code"><text:s text:c="5"/>push</text:p>
      <text:p text:style-name="code"><text:s/>Gofer new</text:p>
      <text:p text:style-name="code"><text:s text:c="5"/>squeaksource: 'GoferLinuxMag';</text:p>
      <text:p text:style-name="code"><text:s text:c="5"/>package: 'GoferLinuxMag';</text:p>
      <text:p text:style-name="code"><text:s text:c="5"/>fetch</text:p>
      <text:p text:style-name="Heading_20_2">5.9 Automatiser les réponses aux messages</text:p>
      <text:p text:style-name="Normal">Pharo dans son ensemble fournit des méthodes pratiques permettant d'avoir un système complètement maitrisé. Bien que le sujet ici ne soit pas Pharo dans son ensemble, la méthode « valueSupplyingAnswers: » nous intéresse particulièrement. Elle évalue un bloc avec une liste de questions/réponses qui peuvent être appelées durant l'exécution du script dans le bloc (entre crochets). Cela permet de gérer les valeurs à spécifier manuellement et d'y répondre automatiquement. L'exemple suivant montre 4 questions/réponses possibles dans un script.</text:p>
      <text:p text:style-name="code"><text:soft-page-break/>[ Gofer new</text:p>
      <text:p text:style-name="code"><text:tab/>squeaksource: 'Seaside30';</text:p>
      <text:p text:style-name="code"><text:tab/>package: 'LoadOrderTests';</text:p>
      <text:p text:style-name="code"><text:tab/>load ]</text:p>
      <text:p text:style-name="code"><text:tab/>valueSupplyingAnswers: {</text:p>
      <text:p text:style-name="code"><text:tab/><text:tab/>{'Load Seaside'. True}.</text:p>
      <text:p text:style-name="code"><text:tab/><text:tab/>{'SqueakSource User Name'. 'pharoUser'}.</text:p>
      <text:p text:style-name="code"><text:tab/><text:tab/>{'SqueakSource Password'. 'pharoPwd'}.</text:p>
      <text:p text:style-name="code"><text:tab/><text:tab/>{'Run tests'. false}.</text:p>
      <text:p text:style-name="code"><text:tab/>}</text:p>
      <text:p text:style-name="Normal">Ainsi, il est possible de complètement automatiser les scripts de chargement de vos applications.</text:p>
      <text:p text:style-name="Heading_20_1">6. Conclusion</text:p>
      <text:p text:style-name="Normal">Nous vous avons présenté Gofer, un outil pour scripter la gestion des packages dans Pharo. Cet outil fonctionne avec l'ensemble des packages sur Pharo, il est donc très facile de créer un script permettant d'installer tous vos packages préférés. </text:p>
      <text:p text:style-name="Normal">Un package indispensable au bon apprentissage de l'environnement Pharo est le programme « ProfStef ». Vous pouvez le charger avec Gofer en exécutant le code suivant:</text:p>
      <text:p text:style-name="code">Gofer it</text:p>
      <text:p text:style-name="code"><text:s text:c="4"/>squeaksource: 'MetacelloRepository';</text:p>
      <text:p text:style-name="code"><text:s text:c="4"/>package: 'ConfigurationOfProfStef';</text:p>
      <text:p text:style-name="code"><text:s text:c="4"/>load.</text:p>
      <text:p text:style-name="code">((Smalltalk at: #ConfigurationOfProfStef) project version:'1.0')load.</text:p>
      <text:p text:style-name="code">(Smalltalk at: #ProfStef) go.</text:p>
      <text:p text:style-name="Normal">Amusez-vous b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1665in" fo:margin-bottom="0.1965in"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0783in" fo:margin-bottom="0.0398in"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in" fo:margin-bottom="0in" style:page-number="auto" fo:background-color="#ffffcc">
        <style:background-image/>
      </style:paragraph-properties>
      <style:text-properties style:font-name="Letter Gothic MT" fo:font-size="9pt" fo:font-weight="bold"/>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style:page-number="auto" fo:background-color="#000000">
        <style:background-image/>
      </style:paragraph-properties>
      <style:text-properties fo:color="#23ff23"/>
    </style:style>
    <style:style style:name="Frame_20_contents" style:display-name="Frame contents" style:family="paragraph" style:parent-style-name="Text_20_body" style:class="extra"/>
    <style:style style:name="Drawing" style:family="paragraph" style:parent-style-name="Caption" style:class="extra"/>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iamond_editions</dc:title>
    <meta:creation-date>2009-11-04T15:42:05</meta:creation-date>
    <dc:language>fr-FR</dc:language>
    <meta:editing-cycles>294</meta:editing-cycles>
    <meta:editing-duration>PT46H06M37S</meta:editing-duration>
    <meta:initial-creator>Jannik Laval</meta:initial-creator>
    <dc:date>2010-05-10T20:06:30</dc:date>
    <dc:creator>Jannik Laval</dc:creator>
    <meta:printed-by>zork zork</meta:printed-by>
    <meta:print-date>2010-05-10T08:47:36</meta:print-date>
    <meta:document-statistic meta:table-count="1" meta:image-count="0" meta:object-count="0" meta:page-count="8" meta:paragraph-count="263" meta:word-count="3299" meta:character-count="22524"/>
    <meta:user-defined meta:name="Info 1"/>
    <meta:user-defined meta:name="Info 2"/>
    <meta:user-defined meta:name="Info 3"/>
    <meta:user-defined meta:name="Info 4"/>
    <meta:template xlink:type="simple" xlink:actuate="onRequest" xlink:title="Diamond_editions" xlink:href="../../Library/Application%20Support/OpenOffice.org/3/user/template/modele_article.ott" meta:date="2009-11-04T15:42:05"/>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